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T8" style:parent-style-name="Car.predefinitoparagrafo" style:family="text">
      <style:text-properties fo:language="en" fo:country="GB"/>
    </style:style>
    <style:style style:name="P9" style:parent-style-name="Standard" style:family="paragraph">
      <style:text-properties fo:language="en" fo:country="GB"/>
    </style:style>
  </office:automatic-styles>
  <office:body>
    <office:text text:use-soft-page-breaks="true">
      <text:p text:style-name="P1"><text:s/>Accesso cpanel:<text:s/><text:a xlink:href="http://ciakchepizza.com/cpanel" office:target-frame-name="_top" xlink:show="replace">http://ciakchepizza.com/cpanel</text:a></text:p>
      <text:p text:style-name="Standard"/>
      <text:p text:style-name="P2">Username: ciakchep</text:p>
      <text:p text:style-name="P3">Password: uY*fX9Nzq076A]</text:p>
      <text:p text:style-name="P4"/>
      <text:p text:style-name="Standard">NOME DATABASE: ciakchep_gianmarcoapp</text:p>
      <text:p text:style-name="Standard">UTENTE: ciakchep_gianmarco</text:p>
      <text:p text:style-name="P5">PASSWORD: ADf3zhoHcp+T</text:p>
      <text:p text:style-name="P6"/>
      <text:p text:style-name="P7">GUIDA PHP_ADMIN:</text:p>
      <text:p text:style-name="Standard"><text:a xlink:href="https://xlogic.org/kb/knowledgebase/come-utilizzare-phpmyadmin/" office:target-frame-name="_top" xlink:show="replace"><text:span text:style-name="T8">https://xlogic.org/kb/knowledgebase/come-utilizzare-phpmyadmin/</text:span></text:a></text:p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anmarco De Grassi</dc:creator>
    <meta:creation-date>2020-05-02T10:26:00Z</meta:creation-date>
    <dc:date>2020-05-02T18:46:00Z</dc:date>
    <meta:print-date>2020-05-02T18:46:00Z</meta:print-date>
    <meta:template xlink:href="Normal.dotm" xlink:type="simple"/>
    <meta:editing-cycles>3</meta:editing-cycles>
    <meta:editing-duration>PT120S</meta:editing-duration>
    <meta:document-statistic meta:page-count="1" meta:paragraph-count="1" meta:word-count="58" meta:character-count="392" meta:row-count="2" meta:non-whitespace-character-count="335"/>
  </office:meta>
</office:document-meta>
</file>